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0080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fill="solid" draw:fill-color="#00ae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2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4.58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draw:marker-start-width="0.276cm" draw:marker-end-width="0.276cm" draw:fill="solid" draw:fill-color="#94bd5e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.565cm"/>
    </style:style>
    <style:style style:name="gr15" style:family="graphic" style:parent-style-name="standard">
      <style:graphic-properties svg:stroke-width="0.051cm" draw:marker-start-width="0.276cm" draw:marker-end-width="0.276cm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ff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008000" draw:fill-image-width="0cm" draw:fill-image-height="0cm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1cm" svg:stroke-color="#00ff00" draw:marker-start-width="0.276cm" draw:marker-end-width="0.276cm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00" draw:marker-start-width="0.276cm" draw:marker-end-width="0.276cm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1cm" draw:marker-start-width="0.276cm" draw:marker-end="Arrow" draw:marker-end-width="0.376cm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04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ffffcc" fo:font-size="6pt" fo:font-weight="bold" style:font-size-asian="6pt" style:font-weight-asian="bold" style:font-size-complex="6pt" style:font-weight-complex="bold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color="#00ff00" fo:font-size="10pt" style:font-size-asian="10pt" style:font-size-complex="10pt"/>
    </style:style>
    <style:style style:name="P12" style:family="paragraph">
      <style:text-properties fo:color="#ff3333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0000"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cc" fo:font-size="6pt" fo:font-weight="bold" style:font-size-asian="6pt" style:font-weight-asian="bold" style:font-size-complex="6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ff00" fo:font-size="10pt" style:font-size-asian="10pt" style:font-size-complex="10pt"/>
    </style:style>
    <style:style style:name="T11" style:family="text">
      <style:text-properties fo:color="#ff3333" fo:font-size="10pt" style:font-size-asian="10pt" style:font-size-complex="10pt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022cm" svg:x="13.319cm" svg:y="24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92cm" svg:x="14.589cm" svg:y="19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0.584cm" svg:x="3.032cm" svg:y="4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606cm" svg:x="3.032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.334cm" svg:height="1.606cm" svg:x="3.032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34cm" svg:height="2.92cm" svg:x="3.032cm" svg:y="5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34cm" svg:height="0.292cm" svg:x="3.032cm" svg:y="4.5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6cm" svg:height="1.673cm" svg:x="3.032cm" svg:y="1.778cm">
          <draw:text-box>
            <text:p text:style-name="P1"><text:span text:style-name="T1">Selection View </text:span></text:p>
            <text:p text:style-name="P1"><text:span text:style-name="T2">(old event)</text:span></text:p>
          </draw:text-box>
        </draw:frame>
        <draw:frame draw:style-name="gr7" draw:text-style-name="P2" draw:layer="layout" svg:width="5.798cm" svg:height="1.673cm" svg:x="12.684cm" svg:y="1.778cm">
          <draw:text-box>
            <text:p text:style-name="P1"><text:span text:style-name="T1">Selection View </text:span></text:p>
            <text:p text:style-name="P1"><text:span text:style-name="T2">(upcoming event</text:span><text:span text:style-name="T1">)</text:span></text:p>
          </draw:text-box>
        </draw:frame>
        <draw:frame draw:style-name="gr6" draw:text-style-name="P3" draw:layer="layout" svg:width="4.934cm" svg:height="0.962cm" svg:x="3.178cm" svg:y="14.237cm">
          <draw:text-box>
            <text:p><text:span text:style-name="T1">Statistics View</text:span></text:p>
          </draw:text-box>
        </draw:frame>
        <draw:frame draw:style-name="gr6" draw:text-style-name="P3" draw:layer="layout" svg:width="4.092cm" svg:height="0.962cm" svg:x="13.7cm" svg:y="14.237cm">
          <draw:text-box>
            <text:p><text:span text:style-name="T1">Action View</text:span></text:p>
          </draw:text-box>
        </draw:frame>
        <draw:line draw:style-name="gr8" draw:text-style-name="P1" draw:layer="layout" svg:x1="3.049cm" svg:y1="8.312cm" svg:x2="8.383cm" svg:y2="8.312cm">
          <text:p/>
        </draw:line>
        <draw:line draw:style-name="gr8" draw:text-style-name="P1" draw:layer="layout" svg:x1="3.015cm" svg:y1="9.903cm" svg:x2="8.349cm" svg:y2="9.903cm">
          <text:p/>
        </draw:line>
        <draw:line draw:style-name="gr8" draw:text-style-name="P1" draw:layer="layout" svg:x1="5.699cm" svg:y1="11.512cm" svg:x2="5.699cm" svg:y2="9.906cm">
          <text:p/>
        </draw:line>
        <draw:line draw:style-name="gr8" draw:text-style-name="P1" draw:layer="layout" svg:x1="4.81cm" svg:y1="9.906cm" svg:x2="4.81cm" svg:y2="8.3cm">
          <text:p/>
        </draw:line>
        <draw:line draw:style-name="gr8" draw:text-style-name="P1" draw:layer="layout" svg:x1="6.588cm" svg:y1="9.906cm" svg:x2="6.588cm" svg:y2="8.3cm">
          <text:p/>
        </draw:line>
        <draw:line draw:style-name="gr8" draw:text-style-name="P1" draw:layer="layout" svg:x1="3.54cm" svg:y1="9.03cm" svg:x2="4.048cm" svg:y2="8.738cm">
          <text:p/>
        </draw:line>
        <draw:line draw:style-name="gr8" draw:text-style-name="P1" draw:layer="layout" svg:x1="3.54cm" svg:y1="9.03cm" svg:x2="4.048cm" svg:y2="9.322cm">
          <text:p/>
        </draw:line>
        <draw:line draw:style-name="gr8" draw:text-style-name="P1" draw:layer="layout" svg:x1="4.048cm" svg:y1="8.738cm" svg:x2="4.048cm" svg:y2="9.322cm">
          <text:p/>
        </draw:line>
        <draw:line draw:style-name="gr9" draw:text-style-name="P1" draw:layer="layout" svg:x1="7.35cm" svg:y1="8.738cm" svg:x2="7.35cm" svg:y2="9.322cm">
          <text:p/>
        </draw:line>
        <draw:line draw:style-name="gr8" draw:text-style-name="P1" draw:layer="layout" svg:x1="7.858cm" svg:y1="9.03cm" svg:x2="7.35cm" svg:y2="8.738cm">
          <text:p/>
        </draw:line>
        <draw:line draw:style-name="gr8" draw:text-style-name="P1" draw:layer="layout" svg:x1="7.35cm" svg:y1="9.322cm" svg:x2="7.858cm" svg:y2="9.03cm">
          <text:p/>
        </draw:line>
        <draw:frame draw:style-name="gr6" draw:text-style-name="P4" draw:layer="layout" svg:width="2.661cm" svg:height="0.887cm" svg:x="3.152cm" svg:y="10.344cm">
          <draw:text-box>
            <text:p text:style-name="P1"><text:span text:style-name="T3">Manage Friends</text:span></text:p>
            <text:p text:style-name="P1"><text:span text:style-name="T4">(New Request)</text:span></text:p>
          </draw:text-box>
        </draw:frame>
        <draw:frame draw:style-name="gr10" draw:text-style-name="P5" draw:layer="layout" svg:width="1.573cm" svg:height="0.569cm" svg:x="6.251cm" svg:y="10.359cm">
          <draw:text-box>
            <text:p><text:span text:style-name="T5">Options</text:span></text:p>
          </draw:text-box>
        </draw:frame>
        <draw:frame draw:style-name="gr6" draw:text-style-name="P6" draw:id="id8" draw:layer="layout" svg:width="1.759cm" svg:height="0.569cm" svg:x="4.81cm" svg:y="8.738cm">
          <draw:text-box>
            <text:p><text:span text:style-name="T5">Statistics</text:span></text:p>
          </draw:text-box>
        </draw:frame>
        <draw:frame draw:style-name="gr6" draw:text-style-name="P7" draw:layer="layout" svg:width="2.331cm" svg:height="0.662cm" svg:x="4.511cm" svg:y="5.448cm">
          <draw:text-box>
            <text:p><text:span text:style-name="T6">13.06.2013</text:span></text:p>
          </draw:text-box>
        </draw:frame>
        <draw:frame draw:style-name="gr11" draw:text-style-name="P7" draw:layer="layout" svg:width="5.08cm" svg:height="1.895cm" svg:x="3.159cm" svg:y="6.11cm">
          <draw:text-box>
            <text:p><text:span text:style-name="T6">Course: <text:s text:c="10"/>North - Short</text:span></text:p>
            <text:p><text:span text:style-name="T6">Status: </text:span></text:p>
            <text:p><text:span text:style-name="T6">Participants: <text:s text:c="2"/>1264</text:span><text:span text:style-name="T6"><text:tab/></text:span></text:p>
            <text:p><text:span text:style-name="T6">Duration: <text:s text:c="7"/>1h 23min </text:span></text:p>
          </draw:text-box>
        </draw:frame>
        <draw:line draw:style-name="gr8" draw:text-style-name="P1" draw:layer="layout" svg:x1="3.032cm" svg:y1="4.796cm" svg:x2="8.366cm" svg:y2="4.796cm">
          <text:p/>
        </draw:line>
        <draw:line draw:style-name="gr8" draw:text-style-name="P1" draw:layer="layout" svg:x1="3.032cm" svg:y1="5.38cm" svg:x2="8.366cm" svg:y2="5.38cm">
          <text:p/>
        </draw:line>
        <draw:frame draw:style-name="gr6" draw:text-style-name="P8" draw:layer="layout" svg:width="3.614cm" svg:height="0.645cm" svg:x="3.921cm" svg:y="4.796cm">
          <draw:text-box>
            <text:p><text:span text:style-name="T7">BLADE NIGHT APP</text:span></text:p>
          </draw:text-box>
        </draw:frame>
        <draw:frame draw:style-name="gr12" draw:text-style-name="P9" draw:layer="layout" svg:width="1.048cm" svg:height="0.489cm" svg:x="7.367cm" svg:y="4.402cm">
          <draw:text-box>
            <text:p><text:span text:style-name="T8">13:26</text:span></text:p>
          </draw:text-box>
        </draw:frame>
        <draw:custom-shape draw:style-name="gr3" draw:text-style-name="P1" draw:layer="layout" svg:width="5.334cm" svg:height="0.584cm" svg:x="13.209cm" svg:y="4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606cm" svg:x="13.209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5.334cm" svg:height="1.606cm" svg:x="13.209cm" svg:y="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7" draw:layer="layout" svg:width="5.334cm" svg:height="2.92cm" svg:x="13.209cm" svg:y="5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34cm" svg:height="0.292cm" svg:x="13.209cm" svg:y="4.50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226cm" svg:y1="8.312cm" svg:x2="18.56cm" svg:y2="8.312cm">
          <text:p/>
        </draw:line>
        <draw:line draw:style-name="gr8" draw:text-style-name="P1" draw:layer="layout" svg:x1="13.192cm" svg:y1="9.903cm" svg:x2="18.526cm" svg:y2="9.903cm">
          <text:p/>
        </draw:line>
        <draw:line draw:style-name="gr8" draw:text-style-name="P1" draw:layer="layout" svg:x1="15.876cm" svg:y1="11.512cm" svg:x2="15.876cm" svg:y2="9.906cm">
          <text:p/>
        </draw:line>
        <draw:line draw:style-name="gr8" draw:text-style-name="P1" draw:layer="layout" svg:x1="14.987cm" svg:y1="9.906cm" svg:x2="14.987cm" svg:y2="8.3cm">
          <text:p/>
        </draw:line>
        <draw:line draw:style-name="gr8" draw:text-style-name="P1" draw:layer="layout" svg:x1="16.765cm" svg:y1="9.906cm" svg:x2="16.765cm" svg:y2="8.3cm">
          <text:p/>
        </draw:line>
        <draw:line draw:style-name="gr8" draw:text-style-name="P1" draw:layer="layout" svg:x1="13.675cm" svg:y1="9.03cm" svg:x2="14.225cm" svg:y2="8.738cm">
          <text:p/>
        </draw:line>
        <draw:line draw:style-name="gr8" draw:text-style-name="P1" draw:layer="layout" svg:x1="13.675cm" svg:y1="9.03cm" svg:x2="14.225cm" svg:y2="9.322cm">
          <text:p/>
        </draw:line>
        <draw:line draw:style-name="gr8" draw:text-style-name="P1" draw:layer="layout" svg:x1="14.225cm" svg:y1="8.738cm" svg:x2="14.225cm" svg:y2="9.322cm">
          <text:p/>
        </draw:line>
        <draw:line draw:style-name="gr8" draw:text-style-name="P1" draw:layer="layout" svg:x1="17.527cm" svg:y1="8.738cm" svg:x2="17.527cm" svg:y2="9.322cm">
          <text:p/>
        </draw:line>
        <draw:line draw:style-name="gr8" draw:text-style-name="P1" draw:layer="layout" svg:x1="18.035cm" svg:y1="9.03cm" svg:x2="17.527cm" svg:y2="8.738cm">
          <text:p/>
        </draw:line>
        <draw:line draw:style-name="gr8" draw:text-style-name="P1" draw:layer="layout" svg:x1="17.527cm" svg:y1="9.322cm" svg:x2="18.035cm" svg:y2="9.03cm">
          <text:p/>
        </draw:line>
        <draw:frame draw:style-name="gr6" draw:text-style-name="P4" draw:layer="layout" svg:width="2.661cm" svg:height="0.887cm" svg:x="13.329cm" svg:y="10.344cm">
          <draw:text-box>
            <text:p text:style-name="P1"><text:span text:style-name="T3">Manage Friends</text:span></text:p>
            <text:p text:style-name="P1"><text:span text:style-name="T4">(New Request)</text:span></text:p>
          </draw:text-box>
        </draw:frame>
        <draw:frame draw:style-name="gr10" draw:text-style-name="P5" draw:layer="layout" svg:width="1.573cm" svg:height="0.569cm" svg:x="16.428cm" svg:y="10.359cm">
          <draw:text-box>
            <text:p><text:span text:style-name="T5">Options</text:span></text:p>
          </draw:text-box>
        </draw:frame>
        <draw:frame draw:style-name="gr6" draw:text-style-name="P6" draw:id="id3" draw:layer="layout" svg:width="1.95cm" svg:height="0.569cm" svg:x="14.987cm" svg:y="8.738cm">
          <draw:text-box>
            <text:p><text:span text:style-name="T5">Participate</text:span></text:p>
          </draw:text-box>
        </draw:frame>
        <draw:frame draw:style-name="gr6" draw:text-style-name="P7" draw:layer="layout" svg:width="2.331cm" svg:height="0.662cm" svg:x="14.688cm" svg:y="5.448cm">
          <draw:text-box>
            <text:p><text:span text:style-name="T6">20.06.2013</text:span></text:p>
          </draw:text-box>
        </draw:frame>
        <draw:frame draw:style-name="gr11" draw:text-style-name="P7" draw:layer="layout" svg:width="5.08cm" svg:height="1.895cm" svg:x="13.336cm" svg:y="6.11cm">
          <draw:text-box>
            <text:p><text:span text:style-name="T6">Course: <text:s text:c="10"/>East - Long</text:span></text:p>
            <text:p><text:span text:style-name="T6">Status: <text:s text:c="11"/>?</text:span></text:p>
            <text:p><text:span text:style-name="T6">Length: <text:s text:c="10"/>17.6 km</text:span><text:span text:style-name="T6"><text:tab/></text:span></text:p>
            <text:p><text:span text:style-name="T6">Weather: <text:s text:c="2"/></text:span></text:p>
          </draw:text-box>
        </draw:frame>
        <draw:line draw:style-name="gr8" draw:text-style-name="P1" draw:layer="layout" svg:x1="13.209cm" svg:y1="4.796cm" svg:x2="18.543cm" svg:y2="4.796cm">
          <text:p/>
        </draw:line>
        <draw:line draw:style-name="gr8" draw:text-style-name="P1" draw:layer="layout" svg:x1="13.209cm" svg:y1="5.38cm" svg:x2="18.543cm" svg:y2="5.38cm">
          <text:p/>
        </draw:line>
        <draw:frame draw:style-name="gr6" draw:text-style-name="P8" draw:layer="layout" svg:width="3.614cm" svg:height="0.645cm" svg:x="14.098cm" svg:y="4.796cm">
          <draw:text-box>
            <text:p><text:span text:style-name="T7">BLADE NIGHT APP</text:span></text:p>
          </draw:text-box>
        </draw:frame>
        <draw:frame draw:style-name="gr12" draw:text-style-name="P9" draw:layer="layout" svg:width="1.048cm" svg:height="0.489cm" svg:x="17.544cm" svg:y="4.402cm">
          <draw:text-box>
            <text:p><text:span text:style-name="T8">13:26</text:span></text:p>
          </draw:text-box>
        </draw:frame>
        <draw:custom-shape draw:style-name="gr3" draw:text-style-name="P1" draw:layer="layout" svg:width="5.334cm" svg:height="0.584cm" svg:x="3.159cm" svg:y="16.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9" draw:layer="layout" svg:width="5.334cm" svg:height="6.132cm" svg:x="3.159cm" svg:y="16.9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34cm" svg:height="0.292cm" svg:x="3.159cm" svg:y="16.03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1cm" svg:height="0.662cm" svg:x="4.572cm" svg:y="16.982cm">
          <draw:text-box>
            <text:p><text:span text:style-name="T6">13.06.2013</text:span></text:p>
          </draw:text-box>
        </draw:frame>
        <draw:frame draw:style-name="gr11" draw:text-style-name="P7" draw:layer="layout" svg:width="5.08cm" svg:height="5.183cm" svg:x="3.22cm" svg:y="17.644cm">
          <draw:text-box>
            <text:p><text:span text:style-name="T6">Course: <text:s text:c="10"/>North - Short</text:span></text:p>
            <text:p><text:span text:style-name="T6">Status: </text:span></text:p>
            <text:p><text:span text:style-name="T6">Participants: <text:s text:c="2"/>1264</text:span><text:span text:style-name="T6"><text:tab/></text:span></text:p>
            <text:p><text:span text:style-name="T6">Duration: <text:s text:c="7"/>2h 23min </text:span></text:p>
            <text:p><text:span text:style-name="T6">Avg Speed: <text:s text:c="4"/>23.2 km/h</text:span></text:p>
            <text:p><text:span text:style-name="T6">Fluency: <text:s text:c="9"/>good</text:span></text:p>
            <text:p><text:span text:style-name="T6"/></text:p>
            <text:p><text:span text:style-name="T6">My Statistics:</text:span></text:p>
            <text:p><text:span text:style-name="T6">Duration: <text:s text:c="8"/>1h 41min</text:span></text:p>
            <text:p><text:span text:style-name="T6">Avg Speed: <text:s text:c="4"/>19.6 km/h</text:span></text:p>
            <text:p><text:span text:style-name="T6">Highest Speed: 35.2 km/h</text:span></text:p>
            <text:p><text:span text:style-name="T6"><text:s/></text:span></text:p>
          </draw:text-box>
        </draw:frame>
        <draw:frame draw:style-name="gr6" draw:text-style-name="P8" draw:layer="layout" svg:width="3.614cm" svg:height="0.645cm" svg:x="3.982cm" svg:y="16.33cm">
          <draw:text-box>
            <text:p><text:span text:style-name="T7">BLADE NIGHT APP</text:span></text:p>
          </draw:text-box>
        </draw:frame>
        <draw:frame draw:style-name="gr14" draw:text-style-name="P9" draw:layer="layout" svg:width="1.065cm" svg:height="0.489cm" svg:x="7.428cm" svg:y="15.936cm">
          <draw:text-box>
            <text:p><text:span text:style-name="T8">13:26</text:span></text:p>
          </draw:text-box>
        </draw:frame>
        <draw:custom-shape draw:style-name="gr3" draw:text-style-name="P1" draw:layer="layout" svg:width="5.334cm" svg:height="0.584cm" svg:x="13.319cm" svg:y="16.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1" draw:layer="layout" svg:width="5.334cm" svg:height="1.022cm" svg:x="13.319cm" svg:y="16.9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34cm" svg:height="0.292cm" svg:x="13.319cm" svg:y="16.03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27cm" svg:y1="16.33cm" svg:x2="18.604cm" svg:y2="16.33cm">
          <text:p/>
        </draw:line>
        <draw:line draw:style-name="gr8" draw:text-style-name="P1" draw:layer="layout" svg:x1="13.27cm" svg:y1="16.914cm" svg:x2="18.604cm" svg:y2="16.914cm">
          <text:p/>
        </draw:line>
        <draw:frame draw:style-name="gr6" draw:text-style-name="P8" draw:layer="layout" svg:width="3.614cm" svg:height="0.645cm" svg:x="14.159cm" svg:y="16.33cm">
          <draw:text-box>
            <text:p><text:span text:style-name="T7">BLADE NIGHT APP</text:span></text:p>
          </draw:text-box>
        </draw:frame>
        <draw:frame draw:style-name="gr12" draw:text-style-name="P9" draw:layer="layout" svg:width="1.048cm" svg:height="0.489cm" svg:x="17.605cm" svg:y="15.936cm">
          <draw:text-box>
            <text:p><text:span text:style-name="T8">13:26</text:span></text:p>
          </draw:text-box>
        </draw:frame>
        <draw:line draw:style-name="gr15" draw:text-style-name="P1" draw:layer="layout" svg:x1="3.159cm" svg:y1="20.418cm" svg:x2="8.472cm" svg:y2="20.419cm">
          <text:p/>
        </draw:line>
        <draw:custom-shape draw:style-name="gr13" draw:text-style-name="P1" draw:id="id4" draw:layer="layout" svg:width="5.334cm" svg:height="5.11cm" svg:x="13.319cm" svg:y="17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1.734cm" svg:height="0.962cm" svg:x="15.097cm" svg:y="18.872cm">
          <draw:text-box>
            <text:p><text:span text:style-name="T9">Map</text:span></text:p>
          </draw:text-box>
        </draw:frame>
        <draw:line draw:style-name="gr15" draw:text-style-name="P1" draw:layer="layout" svg:x1="14.97cm" svg:y1="20.272cm" svg:x2="15.224cm" svg:y2="20.564cm">
          <text:p/>
        </draw:line>
        <draw:line draw:style-name="gr15" draw:text-style-name="P1" draw:layer="layout" svg:x1="14.97cm" svg:y1="20.564cm" svg:x2="15.224cm" svg:y2="20.272cm">
          <text:p/>
        </draw:line>
        <draw:line draw:style-name="gr15" draw:text-style-name="P1" draw:layer="layout" svg:x1="15.986cm" svg:y1="21.148cm" svg:x2="16.24cm" svg:y2="21.44cm">
          <text:p/>
        </draw:line>
        <draw:line draw:style-name="gr15" draw:text-style-name="P1" draw:layer="layout" svg:x1="15.986cm" svg:y1="21.44cm" svg:x2="16.24cm" svg:y2="21.148cm">
          <text:p/>
        </draw:line>
        <draw:frame draw:style-name="gr12" draw:text-style-name="P11" draw:layer="layout" svg:width="1.145cm" svg:height="0.645cm" svg:x="13.954cm" svg:y="20.126cm">
          <draw:text-box>
            <text:p><text:span text:style-name="T10">Rob</text:span></text:p>
          </draw:text-box>
        </draw:frame>
        <draw:frame draw:style-name="gr16" draw:text-style-name="P12" draw:layer="layout" svg:width="0.989cm" svg:height="0.645cm" svg:x="16.113cm" svg:y="21.002cm">
          <draw:text-box>
            <text:p><text:span text:style-name="T11">Me</text:span></text:p>
          </draw:text-box>
        </draw:frame>
        <draw:custom-shape draw:style-name="gr17" draw:text-style-name="P1" draw:layer="layout" svg:width="1.016cm" svg:height="1.022cm" svg:x="15.986cm" svg:y="16.914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6.621cm" svg:y1="16.914cm" svg:x2="16.621cm" svg:y2="17.936cm">
          <text:p/>
        </draw:line>
        <draw:line draw:style-name="gr19" draw:text-style-name="P1" draw:layer="layout" svg:x1="16.24cm" svg:y1="16.914cm" svg:x2="16.24cm" svg:y2="17.936cm">
          <text:p/>
        </draw:line>
        <draw:frame draw:style-name="gr12" draw:text-style-name="P5" draw:layer="layout" svg:width="1.277cm" svg:height="0.887cm" svg:x="13.827cm" svg:y="17.049cm">
          <draw:text-box>
            <text:p><text:span text:style-name="T12">8.7km</text:span></text:p>
            <text:p><text:span text:style-name="T12">54min</text:span></text:p>
          </draw:text-box>
        </draw:frame>
        <draw:frame draw:style-name="gr12" draw:text-style-name="P5" draw:layer="layout" svg:width="1.277cm" svg:height="0.887cm" svg:x="17.376cm" svg:y="17.049cm">
          <draw:text-box>
            <text:p><text:span text:style-name="T12">3.4km</text:span></text:p>
            <text:p><text:span text:style-name="T12">22min</text:span></text:p>
          </draw:text-box>
        </draw:frame>
        <draw:line draw:style-name="gr19" draw:text-style-name="P1" draw:layer="layout" svg:x1="14.589cm" svg:y1="24.652cm" svg:x2="14.589cm" svg:y2="25.674cm">
          <text:p/>
        </draw:line>
        <draw:line draw:style-name="gr18" draw:text-style-name="P1" draw:layer="layout" svg:x1="16.367cm" svg:y1="24.652cm" svg:x2="16.367cm" svg:y2="25.674cm">
          <text:p/>
        </draw:line>
        <draw:frame draw:style-name="gr12" draw:text-style-name="P5" draw:layer="layout" svg:width="0.896cm" svg:height="0.569cm" svg:x="14.208cm" svg:y="25.105cm">
          <draw:text-box>
            <text:p><text:span text:style-name="T12">Me</text:span></text:p>
          </draw:text-box>
        </draw:frame>
        <draw:frame draw:style-name="gr12" draw:text-style-name="P5" draw:layer="layout" svg:width="1.018cm" svg:height="0.569cm" svg:x="15.859cm" svg:y="25.105cm">
          <draw:text-box>
            <text:p><text:span text:style-name="T12">Rob</text:span></text:p>
          </draw:text-box>
        </draw:frame>
        <draw:frame draw:style-name="gr20" draw:text-style-name="P5" draw:id="id2" draw:layer="layout" svg:width="1.353cm" svg:height="0.887cm" svg:x="13.236cm" svg:y="24.787cm">
          <draw:text-box>
            <text:p><text:span text:style-name="T12">0.7km</text:span></text:p>
            <text:p><text:span text:style-name="T12">4.4min</text:span></text:p>
          </draw:text-box>
        </draw:frame>
        <draw:frame draw:style-name="gr12" draw:text-style-name="P5" draw:layer="layout" svg:width="1.353cm" svg:height="0.887cm" svg:x="14.843cm" svg:y="24.787cm">
          <draw:text-box>
            <text:p><text:span text:style-name="T12">0.9km</text:span></text:p>
            <text:p><text:span text:style-name="T12">6.4min</text:span></text:p>
          </draw:text-box>
        </draw:frame>
        <draw:frame draw:style-name="gr12" draw:text-style-name="P5" draw:layer="layout" svg:width="1.353cm" svg:height="0.887cm" svg:x="17.002cm" svg:y="24.798cm">
          <draw:text-box>
            <text:p><text:span text:style-name="T12">1.0km</text:span></text:p>
            <text:p><text:span text:style-name="T12">7.4min</text:span></text:p>
          </draw:text-box>
        </draw:frame>
        <draw:connector draw:style-name="gr21" draw:text-style-name="P1" draw:layer="layout" draw:type="curve" draw:line-skew="-1.177cm" svg:x1="13.319cm" svg:y1="17.425cm" svg:x2="13.236cm" svg:y2="25.23cm" draw:start-shape="id1" draw:start-glue-point="3" draw:end-shape="id2" draw:end-glue-point="3" svg:d="m13319 17425c-2641 0-2600 7805-83 7805">
          <text:p/>
        </draw:connector>
        <draw:frame draw:style-name="gr12" draw:text-style-name="P8" draw:layer="layout" svg:width="3.842cm" svg:height="1.433cm" svg:x="8.461cm" svg:y="23.657cm">
          <draw:text-box>
            <text:p><text:span text:style-name="T7">Tip on bar changes</text:span></text:p>
            <text:p><text:span text:style-name="T7">Zoom from course to </text:span></text:p>
            <text:p><text:span text:style-name="T7">Group and back</text:span></text:p>
          </draw:text-box>
        </draw:frame>
        <draw:connector draw:style-name="gr21" draw:text-style-name="P1" draw:layer="layout" draw:type="curve" draw:line-skew="-0.572cm" svg:x1="14.987cm" svg:y1="9.022cm" svg:x2="13.319cm" svg:y2="20.491cm" draw:start-shape="id3" draw:start-glue-point="3" draw:end-shape="id4" draw:end-glue-point="3" svg:d="m14987 9022c-4149 0-3315 11469-1668 11469">
          <text:p/>
        </draw:connector>
        <draw:connector draw:style-name="gr21" draw:text-style-name="P1" draw:layer="layout" draw:type="curve" draw:line-skew="0.835cm" svg:x1="18.653cm" svg:y1="20.491cm" svg:x2="18.543cm" svg:y2="9.103cm" draw:start-shape="id4" draw:start-glue-point="1" draw:end-shape="id5" draw:end-glue-point="1" svg:d="m18653 20491c2041 0 2096-11388-110-11388">
          <text:p/>
        </draw:connector>
        <draw:connector draw:style-name="gr21" draw:text-style-name="P1" draw:layer="layout" draw:type="line" svg:x1="8.366cm" svg:y1="9.103cm" svg:x2="13.209cm" svg:y2="6.84cm" draw:start-shape="id6" draw:start-glue-point="1" draw:end-shape="id7" draw:end-glue-point="3" svg:d="m8366 9103 4843-2263">
          <text:p/>
        </draw:connector>
        <draw:connector draw:style-name="gr21" draw:text-style-name="P1" draw:layer="layout" draw:type="curve" draw:line-skew="-0.576cm" svg:x1="4.81cm" svg:y1="9.022cm" svg:x2="3.159cm" svg:y2="19.98cm" draw:start-shape="id8" draw:start-glue-point="3" draw:end-shape="id9" svg:d="m4810 9022c-4129 0-3304 10958-1651 10958">
          <text:p/>
        </draw:connector>
        <draw:line draw:style-name="gr21" draw:text-style-name="P1" draw:layer="layout" svg:x1="7.858cm" svg:y1="12.096cm" svg:x2="7.858cm" svg:y2="10.928cm">
          <text:p/>
        </draw:line>
        <draw:line draw:style-name="gr21" draw:text-style-name="P1" draw:layer="layout" svg:x1="3.159cm" svg:y1="12.242cm" svg:x2="4.302cm" svg:y2="11.22cm">
          <text:p/>
        </draw:line>
        <draw:frame draw:style-name="gr12" draw:text-style-name="P8" draw:layer="layout" svg:width="3.283cm" svg:height="1.039cm" svg:x="6.969cm" svg:y="12.534cm">
          <draw:text-box>
            <text:p><text:span text:style-name="T7">Go to options:</text:span></text:p>
            <text:p><text:span text:style-name="T7">e.g. admin stuff ...</text:span></text:p>
          </draw:text-box>
        </draw:frame>
        <draw:frame draw:style-name="gr12" draw:text-style-name="P8" draw:layer="layout" svg:width="3.952cm" svg:height="1.039cm" svg:x="2.778cm" svg:y="12.534cm">
          <draw:text-box>
            <text:p><text:span text:style-name="T7">Go to Social View</text:span></text:p>
            <text:p><text:span text:style-name="T7">In Red if new Request</text:span></text:p>
          </draw:text-box>
        </draw:frame>
        <draw:frame draw:style-name="gr12" draw:text-style-name="P8" draw:layer="layout" svg:width="4.24cm" svg:height="1.827cm" svg:x="8.698cm" svg:y="5.964cm">
          <draw:text-box>
            <text:p><text:span text:style-name="T7">Click through </text:span></text:p>
            <text:p><text:span text:style-name="T7">events: background</text:span></text:p>
            <text:p><text:span text:style-name="T7">Color differs for old and </text:span></text:p>
            <text:p><text:span text:style-name="T7">Upcoming events</text:span></text:p>
          </draw:text-box>
        </draw:frame>
        <draw:frame draw:style-name="gr22" draw:text-style-name="P8" draw:layer="layout" svg:width="3.36cm" svg:height="0.645cm" svg:x="11.77cm" svg:y="13.203cm">
          <draw:text-box>
            <text:p><text:span text:style-name="T7">Go to <text:s/>Action View</text:span></text:p>
          </draw:text-box>
        </draw:frame>
        <draw:frame draw:style-name="gr12" draw:text-style-name="P8" draw:layer="layout" svg:width="2.314cm" svg:height="1.827cm" svg:x="18.125cm" svg:y="12.379cm">
          <draw:text-box>
            <text:p><text:span text:style-name="T7">Do you </text:span></text:p>
            <text:p><text:span text:style-name="T7">Really want</text:span></text:p>
            <text:p><text:span text:style-name="T7">To leave </text:span></text:p>
            <text:p><text:span text:style-name="T7">This BN?</text:span></text:p>
          </draw:text-box>
        </draw:frame>
        <draw:frame draw:style-name="gr12" draw:text-style-name="P8" draw:layer="layout" svg:width="2.373cm" svg:height="1.433cm" svg:x="0.619cm" svg:y="19.542cm">
          <draw:text-box>
            <text:p><text:span text:style-name="T7">Show more </text:span></text:p>
            <text:p><text:span text:style-name="T7">Stats of an </text:span></text:p>
            <text:p><text:span text:style-name="T7">Old 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Uekermann</meta:initial-creator>
    <meta:creation-date>2013-01-05T15:38:01</meta:creation-date>
    <dc:date>2013-01-06T14:13:13</dc:date>
    <dc:creator>Benjamin Uekermann</dc:creator>
    <meta:editing-duration>PT00H45M23S</meta:editing-duration>
    <meta:editing-cycles>4</meta:editing-cycles>
    <meta:generator>OpenOffice.org/3.2$Linux OpenOffice.org_project/320m12$Build-9483</meta:generator>
    <meta:document-statistic meta:object-count="105"/>
  </office:meta>
</office:document-meta>
</file>